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ot-vs-kpoint" table:style-name="ta1">
        <table:shapes>
          <draw:frame draw:z-index="0" draw:style-name="gr1" draw:text-style-name="P1" svg:width="8.9705in" svg:height="4.1602in" svg:x="2.6244in" svg:y="0.1772in">
            <draw:object draw:notify-on-update-of-ranges="'etot-vs-kpoint'.A2:'etot-vs-kpoint'.A14 'etot-vs-kpoint'.B1:'etot-vs-kpoint'.B1 'etot-vs-kpoint'.B2:'etot-vs-kpoint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# kpoints</text:p>
          </table:table-cell>
          <table:table-cell table:style-name="ce1" office:value-type="string" calcext:value-type="string">
            <text:p>et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52.85807428" calcext:value-type="float">
            <text:p>-352.85807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52.87833074" calcext:value-type="float">
            <text:p>-352.87833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52.88214713" calcext:value-type="float">
            <text:p>-352.88214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52.8829316" calcext:value-type="float">
            <text:p>-352.8829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52.88314402" calcext:value-type="float">
            <text:p>-352.883144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52.88310643" calcext:value-type="float">
            <text:p>-352.88310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52.88297178" calcext:value-type="float">
            <text:p>-352.88297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52.88289082" calcext:value-type="float">
            <text:p>-352.88289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52.88287236" calcext:value-type="float">
            <text:p>-352.88287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52.88288083" calcext:value-type="float">
            <text:p>-352.88288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52.88289657" calcext:value-type="float">
            <text:p>-352.882896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52.88290995" calcext:value-type="float">
            <text:p>-352.882909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52.88291573" calcext:value-type="float">
            <text:p>-352.88291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2T09:40:57.975396270</dc:date>
    <meta:editing-duration>PT37M31S</meta:editing-duration>
    <meta:editing-cycles>4</meta:editing-cycles>
    <meta:generator>LibreOffice/7.3.7.2$Linux_X86_64 LibreOffice_project/3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52.884" chart:maximum="-352.85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86cm" svg:height="10.568cm" xlink:href=".." xlink:type="simple" chart:class="chart:scatter" chart:style-name="ch1">
        <chart:legend chart:legend-position="end" svg:x="20.86cm" svg:y="4.985cm" style:legend-expansion="high" chart:style-name="ch2"/>
        <chart:plot-area chart:style-name="ch3" table:cell-range-address="'etot-vs-kpoint'.A2:'etot-vs-kpoint'.B14 'etot-vs-kpoint'.B1:'etot-vs-kpoint'.B1" chart:data-source-has-labels="row" svg:x="0.455cm" svg:y="0.211cm" svg:width="19.95cm" svg:height="10.146cm">
          <chart:coordinate-region svg:x="2.029cm" svg:y="0.211cm" svg:width="18.189cm" svg:height="10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tot-vs-kpoint'.B2:'etot-vs-kpoint'.B14" chart:label-cell-address="'etot-vs-kpoint'.B1:'etot-vs-kpoint'.B1" chart:class="chart:scatter">
            <chart:domain table:cell-range-address="'etot-vs-kpoint'.A2:'etot-vs-kpoint'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ot</text:p>
                <draw:g>
                  <svg:desc>'etot-vs-kpoint'.B1:'etot-vs-kpoin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tot-vs-kpoint'.A2:'etot-vs-kpoint'.A14</svg:desc>
                </draw:g>
              </table:table-cell>
              <table:table-cell office:value-type="float" office:value="-352.85807428">
                <text:p>-352.85807428</text:p>
                <draw:g>
                  <svg:desc>'etot-vs-kpoint'.B2:'etot-vs-kpoint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352.87833074">
                <text:p>-352.87833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352.88214713">
                <text:p>-352.88214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52.8829316">
                <text:p>-352.8829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352.88314402">
                <text:p>-352.88314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352.88310643">
                <text:p>-352.88310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352.88297178">
                <text:p>-352.88297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352.88289082">
                <text:p>-352.88289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352.88287236">
                <text:p>-352.88287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352.88288083">
                <text:p>-352.88288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352.88289657">
                <text:p>-352.88289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352.88290995">
                <text:p>-352.88290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352.88291573">
                <text:p>-352.88291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